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="Arrow" draw:marker-end-width="0.413cm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draw:stroke="none" svg:stroke-width="0.076cm" svg:stroke-color="#000000" draw:marker-start-width="0.313cm" draw:marker-end-width="0.313cm" draw:fill="none" draw:fill-color="#ffffff" draw:textarea-horizontal-align="left" draw:auto-grow-height="true" draw:auto-grow-width="true" fo:min-height="0.807cm" fo:min-width="2.191cm"/>
    </style:style>
    <style:style style:name="gr3" style:family="graphic" style:parent-style-name="standard">
      <style:graphic-properties draw:stroke="none" svg:stroke-width="0.076cm" svg:stroke-color="#000000" draw:marker-start-width="0.313cm" draw:marker-end-width="0.313cm" draw:fill="none" draw:fill-color="#ffffff" draw:textarea-horizontal-align="left" draw:auto-grow-height="true" draw:auto-grow-width="true" fo:min-height="0.807cm" fo:min-width="2.648cm"/>
    </style:style>
    <style:style style:name="gr4" style:family="graphic" style:parent-style-name="standard">
      <style:graphic-properties draw:stroke="none" svg:stroke-width="0.076cm" svg:stroke-color="#000000" draw:marker-start-width="0.413cm" draw:marker-end-width="0.413cm" draw:fill="none" draw:fill-color="#ffffff" draw:textarea-horizontal-align="left" draw:auto-grow-height="true" draw:auto-grow-width="true" fo:min-height="0.712cm" fo:min-width="0.32cm"/>
    </style:style>
    <style:style style:name="gr5" style:family="graphic" style:parent-style-name="standard">
      <style:graphic-properties draw:stroke="none" svg:stroke-width="0.076cm" svg:stroke-color="#000000" draw:marker-start-width="0.413cm" draw:marker-end-width="0.413cm" draw:fill="none" draw:fill-color="#ffffff" draw:textarea-horizontal-align="left" draw:auto-grow-height="true" draw:auto-grow-width="true" fo:min-height="0.712cm" fo:min-width="1.562cm"/>
    </style:style>
    <style:style style:name="gr6" style:family="graphic" style:parent-style-name="standard">
      <style:graphic-properties draw:stroke="none" svg:stroke-width="0.076cm" svg:stroke-color="#000000" draw:marker-start-width="0.413cm" draw:marker-end-width="0.413cm" draw:fill="none" draw:fill-color="#ffffff" draw:textarea-horizontal-align="left" draw:auto-grow-height="true" draw:auto-grow-width="true" fo:min-height="0.864cm" fo:min-width="2.564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691cm" svg:height="1.057cm" svg:x="1.113cm" svg:y="1.846cm">
          <draw:text-box>
            <text:p>Primary</text:p>
          </draw:text-box>
        </draw:frame>
        <draw:frame draw:style-name="gr3" draw:layer="layout" svg:width="3.148cm" svg:height="1.057cm" svg:x="1.114cm" svg:y="3.942cm">
          <draw:text-box>
            <text:p>Replica 1</text:p>
          </draw:text-box>
        </draw:frame>
        <draw:frame draw:style-name="gr3" draw:layer="layout" svg:width="3.148cm" svg:height="1.057cm" svg:x="1.114cm" svg:y="6.203cm">
          <draw:text-box>
            <text:p>Replica 2</text:p>
          </draw:text-box>
        </draw:frame>
        <draw:frame draw:style-name="gr3" draw:layer="layout" svg:width="3.148cm" svg:height="1.057cm" svg:x="1.114cm" svg:y="8.432cm">
          <draw:text-box>
            <text:p>Replica 3</text:p>
          </draw:text-box>
        </draw:frame>
        <draw:line draw:style-name="gr1" draw:layer="layout" svg:x1="3.71cm" svg:y1="0.537cm" svg:x2="5.489cm" svg:y2="2.612cm">
          <text:p/>
        </draw:lin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line draw:style-name="gr1" draw:layer="layout" svg:x1="11.359cm" svg:y1="9.251cm" svg:x2="14cm" svg:y2="0.5cm">
          <text:p/>
        </draw:line>
        <draw:line draw:style-name="gr1" draw:layer="layout" svg:x1="11.587cm" svg:y1="7.038cm" svg:x2="13.5cm" svg:y2="0.5cm">
          <text:p/>
        </draw:line>
        <draw:line draw:style-name="gr1" draw:layer="layout" svg:x1="11.938cm" svg:y1="4.826cm" svg:x2="13cm" svg:y2="0.5cm">
          <text:p/>
        </draw:line>
        <draw:line draw:style-name="gr1" draw:layer="layout" svg:x1="12.1cm" svg:y1="2.593cm" svg:x2="12.6cm" svg:y2="0.5cm">
          <text:p/>
        </draw:line>
        <draw:frame draw:style-name="gr4" draw:text-style-name="P1" draw:layer="layout" svg:width="0.82cm" svg:height="0.962cm" svg:x="4.8cm" svg:y="1cm">
          <draw:text-box>
            <text:p><text:span text:style-name="T1">c</text:span></text:p>
          </draw:text-box>
        </draw:frame>
        <draw:frame draw:style-name="gr5" draw:layer="layout" svg:width="2.062cm" svg:height="0.962cm" svg:x="8.2cm" svg:y="2.538cm">
          <draw:text-box>
            <text:p>&lt;<text:span text:style-name="T1">c</text:span>,<text:span text:style-name="T1">k</text:span>&gt;</text:p>
          </draw:text-box>
        </draw:frame>
        <draw:frame draw:style-name="gr5" draw:layer="layout" svg:width="2.062cm" svg:height="0.962cm" svg:x="8.244cm" svg:y="4.938cm">
          <draw:text-box>
            <text:p>&lt;<text:span text:style-name="T1">c</text:span>,<text:span text:style-name="T1">k</text:span>&gt;</text:p>
          </draw:text-box>
        </draw:frame>
        <draw:frame draw:style-name="gr5" draw:layer="layout" svg:width="2.062cm" svg:height="0.962cm" svg:x="8.444cm" svg:y="6.938cm">
          <draw:text-box>
            <text:p>&lt;<text:span text:style-name="T1">c</text:span>,<text:span text:style-name="T1">k</text:span>&gt;</text:p>
          </draw:text-box>
        </draw:frame>
        <draw:frame draw:style-name="gr6" draw:layer="layout" svg:width="3.064cm" svg:height="1.114cm" svg:x="13.438cm" svg:y="1.538cm">
          <draw:text-box>
            <text:p>&lt; <text:span text:style-name="T1">r</text:span><text:span text:style-name="T2">1</text:span>,H<text:span text:style-name="T3">1,</text:span><text:span text:style-name="T2">k </text:span>&gt;</text:p>
          </draw:text-box>
        </draw:frame>
        <draw:frame draw:style-name="gr6" draw:layer="layout" svg:width="3.064cm" svg:height="1.114cm" svg:x="13.238cm" svg:y="3.738cm">
          <draw:text-box>
            <text:p>&lt; <text:span text:style-name="T1">r</text:span><text:span text:style-name="T2">2</text:span>,H<text:span text:style-name="T3">2,</text:span><text:span text:style-name="T2">k </text:span>&gt;</text:p>
          </draw:text-box>
        </draw:frame>
        <draw:frame draw:style-name="gr6" draw:layer="layout" svg:width="3.064cm" svg:height="1.114cm" svg:x="12.838cm" svg:y="5.938cm">
          <draw:text-box>
            <text:p>&lt; <text:span text:style-name="T1">r</text:span><text:span text:style-name="T2">3</text:span>,H<text:span text:style-name="T3">3,</text:span><text:span text:style-name="T2">k </text:span>&gt;</text:p>
          </draw:text-box>
        </draw:frame>
        <draw:frame draw:style-name="gr6" draw:layer="layout" svg:width="3.064cm" svg:height="1.114cm" svg:x="12.538cm" svg:y="8.138cm">
          <draw:text-box>
            <text:p>&lt; <text:span text:style-name="T1">r</text:span><text:span text:style-name="T2">4</text:span>,H<text:span text:style-name="T3">4,</text:span><text:span text:style-name="T2">k </text:span>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11M18S</meta:editing-duration>
    <meta:editing-cycles>8</meta:editing-cycles>
    <meta:generator>LibreOffice/4.3.2.2$MacOSX_X86_64 LibreOffice_project/edfb5295ba211bd31ad47d0bad0118690f76407d</meta:generator>
    <meta:initial-creator>Alberto Montresor</meta:initial-creator>
    <dc:date>2014-12-02T09:16:25.410748000</dc:date>
    <meta:document-statistic meta:object-count="24"/>
  </office:meta>
</office:document-meta>
</file>